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c351" officeooo:paragraph-rsid="000cc351"/>
    </style:style>
    <style:style style:name="T1" style:family="text">
      <style:text-properties officeooo:rsid="000deb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jout des depedences necessaire</text:p>
      <text:p text:style-name="P1">Ajout de Lombock<text:line-break/>Generation des constructeurs,getters et setteurs avec Lombock<text:line-break/>Ajout des constructeurs additionnels</text:p>
      <text:p text:style-name="P1"/>
      <text:p text:style-name="P1">Ajout du fichier dockerFile<text:line-break/>Generation de l’image<text:line-break/><text:span text:style-name="T1">Generation OK</text:span><text:line-break/><text:line-break/><text:span text:style-name="T1">Ajout du wallet.feature<text:line-break/>Ecriture des fonctions<text:line-break/>Test OK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1T14:25:27.696823694</meta:creation-date>
    <dc:date>2023-01-21T15:41:23.254983617</dc:date>
    <meta:editing-duration>PT55M35S</meta:editing-duration>
    <meta:editing-cycles>1</meta:editing-cycles>
    <meta:document-statistic meta:table-count="0" meta:image-count="0" meta:object-count="0" meta:page-count="1" meta:paragraph-count="3" meta:word-count="35" meta:character-count="265" meta:non-whitespace-character-count="232"/>
    <meta:generator>LibreOffice/6.4.7.2$Linux_X86_64 LibreOffice_project/40$Build-2</meta:generator>
  </office:meta>
</office:document-meta>
</file>